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43cm" svg:stroke-color="#000000" draw:stroke-linejoin="miter" svg:stroke-linecap="butt" draw:fill="none" fo:padding-top="0.021cm" fo:padding-bottom="0.021cm" fo:padding-left="0.021cm" fo:padding-right="0.021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81cm" fo:min-width="0.8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1pt" style:font-size-asian="21pt" style:font-size-complex="21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30pt" style:font-size-asian="30pt" style:font-size-complex="30pt"/>
    </style:style>
    <style:style style:name="P6" style:family="paragraph">
      <loext:graphic-properties draw:fill="none"/>
      <style:text-properties fo:font-size="17pt" style:font-size-asian="17pt" style:font-size-complex="17pt"/>
    </style:style>
    <style:style style:name="P7" style:family="paragraph">
      <loext:graphic-properties draw:fill="none"/>
      <style:text-properties fo:font-size="25pt" style:font-size-asian="25pt" style:font-size-complex="25pt"/>
    </style:style>
    <style:style style:name="P8" style:family="paragraph">
      <loext:graphic-properties draw:fill="none"/>
      <style:text-properties fo:font-size="15pt" style:font-size-asian="15pt" style:font-size-complex="15pt"/>
    </style:style>
    <style:style style:name="T1" style:family="text">
      <style:text-properties fo:color="#000000" style:font-name="Helvetica1" fo:font-size="21pt" style:font-size-asian="21pt" style:font-name-complex="Helvetica1" style:font-size-complex="21pt"/>
    </style:style>
    <style:style style:name="T2" style:family="text">
      <style:text-properties fo:color="#000000" style:font-name="Helvetica1" fo:font-size="30pt" style:font-size-asian="30pt" style:font-name-complex="Helvetica1" style:font-size-complex="30pt"/>
    </style:style>
    <style:style style:name="T3" style:family="text">
      <style:text-properties fo:color="#000000" style:font-name="Helvetica1" fo:font-size="17pt" style:font-size-asian="17pt" style:font-name-complex="Helvetica1" style:font-size-complex="17pt"/>
    </style:style>
    <style:style style:name="T4" style:family="text">
      <style:text-properties fo:color="#000000" style:font-name="Helvetica1" fo:font-size="25pt" style:font-size-asian="25pt" style:font-name-complex="Helvetica1" style:font-size-complex="25pt"/>
    </style:style>
    <style:style style:name="T5" style:family="text">
      <style:text-properties fo:color="#000000" style:font-name="Helvetica1" fo:font-size="15pt" style:font-size-asian="15pt" style:font-name-complex="Helvetica1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04cm" svg:x="0cm" svg:y="-0.001cm" svg:viewBox="0 0 21026 29705" draw:points="0,29705 21026,29705 21026,0 0,0">
          <text:p/>
        </draw:polygon>
        <draw:frame draw:style-name="gr2" draw:text-style-name="P3" draw:layer="layout" svg:width="2.491cm" svg:height="0.742cm" svg:x="2.011cm" svg:y="2.49cm">
          <draw:text-box>
            <text:p text:style-name="P2"><text:span text:style-name="T1"><text:s text:c="12"/></text:span></text:p>
          </draw:text-box>
        </draw:frame>
        <draw:line draw:style-name="gr3" draw:text-style-name="P4" draw:layer="layout" svg:x1="4.469cm" svg:y1="3.106cm" svg:x2="16.588cm" svg:y2="3.106cm">
          <text:p/>
        </draw:line>
        <draw:frame draw:style-name="gr4" draw:text-style-name="P5" draw:layer="layout" svg:width="12.139cm" svg:height="1.059cm" svg:x="4.481cm" svg:y="2.258cm">
          <draw:text-box>
            <text:p text:style-name="P2"><text:span text:style-name="T2"><text:s text:c="2"/></text:span><text:span text:style-name="T2">PCPS Project – 2020-21</text:span></text:p>
          </draw:text-box>
        </draw:frame>
        <draw:frame draw:style-name="gr5" draw:text-style-name="P6" draw:layer="layout" svg:width="6.873cm" svg:height="0.602cm" svg:x="2.011cm" svg:y="4.286cm">
          <draw:text-box>
            <text:p text:style-name="P2"><text:span text:style-name="T3">Name of the Project: Quiz</text:span></text:p>
          </draw:text-box>
        </draw:frame>
        <draw:frame draw:style-name="gr5" draw:text-style-name="P6" draw:layer="layout" svg:width="7.542cm" svg:height="0.602cm" svg:x="2.011cm" svg:y="4.992cm">
          <draw:text-box>
            <text:p text:style-name="P2"><text:span text:style-name="T3">Team Number: Batch 1 (D2)</text:span></text:p>
          </draw:text-box>
        </draw:frame>
        <draw:frame draw:style-name="gr5" draw:text-style-name="P6" draw:layer="layout" svg:width="15.75cm" svg:height="0.602cm" svg:x="2.011cm" svg:y="5.697cm">
          <draw:text-box>
            <text:p text:style-name="P2"><text:span text:style-name="T3">Team Members: Mahitha M, Harshitha S, Harsimran Thethi</text:span></text:p>
          </draw:text-box>
        </draw:frame>
        <draw:frame draw:style-name="gr5" draw:text-style-name="P6" draw:layer="layout" svg:width="7.008cm" svg:height="0.602cm" svg:x="2.011cm" svg:y="6.403cm">
          <draw:text-box>
            <text:p text:style-name="P2"><text:span text:style-name="T3">Date: 25th February, 2021</text:span></text:p>
          </draw:text-box>
        </draw:frame>
        <draw:line draw:style-name="gr6" draw:text-style-name="P4" draw:layer="layout" svg:x1="9.593cm" svg:y1="9.801cm" svg:x2="11.406cm" svg:y2="9.801cm">
          <text:p/>
        </draw:line>
        <draw:frame draw:style-name="gr7" draw:text-style-name="P7" draw:layer="layout" svg:width="1.814cm" svg:height="0.882cm" svg:x="9.596cm" svg:y="9.09cm">
          <draw:text-box>
            <text:p text:style-name="P2"><text:span text:style-name="T4">Quiz</text:span></text:p>
          </draw:text-box>
        </draw:frame>
        <draw:frame draw:style-name="gr8" draw:text-style-name="P8" draw:layer="layout" svg:width="15.306cm" svg:height="0.53cm" svg:x="2.011cm" svg:y="11.111cm">
          <draw:text-box>
            <text:p text:style-name="P2"><text:span text:style-name="T5">Quiz is a user friendly game in which the player answers various </text:span></text:p>
          </draw:text-box>
        </draw:frame>
        <draw:frame draw:style-name="gr8" draw:text-style-name="P8" draw:layer="layout" svg:width="15.018cm" svg:height="0.53cm" svg:x="2.011cm" svg:y="11.746cm">
          <draw:text-box>
            <text:p text:style-name="P2"><text:span text:style-name="T5">questions based on general knowledge, history, mythology and </text:span></text:p>
          </draw:text-box>
        </draw:frame>
        <draw:frame draw:style-name="gr8" draw:text-style-name="P8" draw:layer="layout" svg:width="16.588cm" svg:height="0.53cm" svg:x="2.011cm" svg:y="12.381cm">
          <draw:text-box>
            <text:p text:style-name="P2"><text:span text:style-name="T5">geography, consequently gaining points based on the answers. At the </text:span></text:p>
          </draw:text-box>
        </draw:frame>
        <draw:frame draw:style-name="gr8" draw:text-style-name="P8" draw:layer="layout" svg:width="15.14cm" svg:height="0.53cm" svg:x="2.011cm" svg:y="13.016cm">
          <draw:text-box>
            <text:p text:style-name="P2"><text:span text:style-name="T5">end of the quiz, the player’s total score is revealed, along with a </text:span></text:p>
          </draw:text-box>
        </draw:frame>
        <draw:frame draw:style-name="gr8" draw:text-style-name="P8" draw:layer="layout" svg:width="7.41cm" svg:height="0.53cm" svg:x="2.011cm" svg:y="13.651cm">
          <draw:text-box>
            <text:p text:style-name="P2"><text:span text:style-name="T5">description based on the score.</text:span></text:p>
          </draw:text-box>
        </draw:frame>
        <draw:frame draw:style-name="gr8" draw:text-style-name="P8" draw:layer="layout" svg:width="15.843cm" svg:height="0.53cm" svg:x="2.011cm" svg:y="14.286cm">
          <draw:text-box>
            <text:p text:style-name="P2"><text:span text:style-name="T5"><text:s text:c="10"/></text:span><text:span text:style-name="T5">The use of graphical user interface (GUI) is to ensure a user-</text:span></text:p>
          </draw:text-box>
        </draw:frame>
        <draw:frame draw:style-name="gr8" draw:text-style-name="P8" draw:layer="layout" svg:width="16.677cm" svg:height="0.53cm" svg:x="2.011cm" svg:y="14.921cm">
          <draw:text-box>
            <text:p text:style-name="P2"><text:span text:style-name="T5">friendly interaction with the game instead of text-based user interfaces </text:span></text:p>
          </draw:text-box>
        </draw:frame>
        <draw:frame draw:style-name="gr8" draw:text-style-name="P8" draw:layer="layout" svg:width="17.126cm" svg:height="0.53cm" svg:x="2.011cm" svg:y="15.556cm">
          <draw:text-box>
            <text:p text:style-name="P2"><text:span text:style-name="T5">and terminal commands. The main components of GUI used to navigate </text:span></text:p>
          </draw:text-box>
        </draw:frame>
        <draw:frame draw:style-name="gr8" draw:text-style-name="P8" draw:layer="layout" svg:width="14.222cm" svg:height="0.53cm" svg:x="2.011cm" svg:y="16.191cm">
          <draw:text-box>
            <text:p text:style-name="P2"><text:span text:style-name="T5">through the quiz are buttons, checkboxes, labels, menu, etc.</text:span></text:p>
          </draw:text-box>
        </draw:frame>
        <draw:frame draw:style-name="gr8" draw:text-style-name="P8" draw:layer="layout" svg:width="2.606cm" svg:height="0.53cm" svg:x="2.011cm" svg:y="17.461cm">
          <draw:text-box>
            <text:p text:style-name="P2"><text:span text:style-name="T5">Functions: </text:span></text:p>
          </draw:text-box>
        </draw:frame>
        <draw:frame draw:style-name="gr8" draw:text-style-name="P8" draw:layer="layout" svg:width="0.528cm" svg:height="0.53cm" svg:x="2cm" svg:y="18.779cm">
          <draw:text-box>
            <text:p text:style-name="P2"><text:span text:style-name="T5">•</text:span></text:p>
          </draw:text-box>
        </draw:frame>
        <draw:frame draw:style-name="gr8" draw:text-style-name="P8" draw:layer="layout" svg:width="16.525cm" svg:height="0.53cm" svg:x="2.434cm" svg:y="18.731cm">
          <draw:text-box>
            <text:p text:style-name="P2"><text:span text:style-name="T5">A question-answer (key-value) dictionary is created which stores upto </text:span></text:p>
          </draw:text-box>
        </draw:frame>
        <draw:frame draw:style-name="gr8" draw:text-style-name="P8" draw:layer="layout" svg:width="15.907cm" svg:height="0.53cm" svg:x="2.434cm" svg:y="19.366cm">
          <draw:text-box>
            <text:p text:style-name="P2"><text:span text:style-name="T5">20 multiple choice questions based on general subjects, along with </text:span></text:p>
          </draw:text-box>
        </draw:frame>
        <draw:frame draw:style-name="gr8" draw:text-style-name="P8" draw:layer="layout" svg:width="5.006cm" svg:height="0.53cm" svg:x="2.434cm" svg:y="20.001cm">
          <draw:text-box>
            <text:p text:style-name="P2"><text:span text:style-name="T5">their answer (a,b,c,d)</text:span></text:p>
          </draw:text-box>
        </draw:frame>
        <draw:frame draw:style-name="gr8" draw:text-style-name="P8" draw:layer="layout" svg:width="0.528cm" svg:height="0.53cm" svg:x="2cm" svg:y="20.684cm">
          <draw:text-box>
            <text:p text:style-name="P2"><text:span text:style-name="T5">•</text:span></text:p>
          </draw:text-box>
        </draw:frame>
        <draw:frame draw:style-name="gr8" draw:text-style-name="P8" draw:layer="layout" svg:width="15.864cm" svg:height="0.53cm" svg:x="2.434cm" svg:y="20.636cm">
          <draw:text-box>
            <text:p text:style-name="P2"><text:span text:style-name="T5">The user must input their name as well as the number of questions </text:span></text:p>
          </draw:text-box>
        </draw:frame>
        <draw:frame draw:style-name="gr8" draw:text-style-name="P8" draw:layer="layout" svg:width="16.08cm" svg:height="0.53cm" svg:x="2.434cm" svg:y="21.271cm">
          <draw:text-box>
            <text:p text:style-name="P2"><text:span text:style-name="T5">they would like to answer at the beginning of the quiz. Based on the </text:span></text:p>
          </draw:text-box>
        </draw:frame>
        <draw:frame draw:style-name="gr8" draw:text-style-name="P8" draw:layer="layout" svg:width="15.873cm" svg:height="0.53cm" svg:x="2.434cm" svg:y="21.906cm">
          <draw:text-box>
            <text:p text:style-name="P2"><text:span text:style-name="T5">player’s choice, a number of random questiones from the assigned </text:span></text:p>
          </draw:text-box>
        </draw:frame>
        <draw:frame draw:style-name="gr8" draw:text-style-name="P8" draw:layer="layout" svg:width="15.691cm" svg:height="0.53cm" svg:x="2.434cm" svg:y="22.541cm">
          <draw:text-box>
            <text:p text:style-name="P2"><text:span text:style-name="T5">dictionary will execute one by one. Throughout the game, they will </text:span></text:p>
          </draw:text-box>
        </draw:frame>
        <draw:frame draw:style-name="gr8" draw:text-style-name="P8" draw:layer="layout" svg:width="16.508cm" svg:height="0.53cm" svg:x="2.434cm" svg:y="23.176cm">
          <draw:text-box>
            <text:p text:style-name="P2"><text:span text:style-name="T5">have the option to skip a question, and a choice to quit after recieving </text:span></text:p>
          </draw:text-box>
        </draw:frame>
        <draw:frame draw:style-name="gr8" draw:text-style-name="P8" draw:layer="layout" svg:width="2.343cm" svg:height="0.53cm" svg:x="2.434cm" svg:y="23.811cm">
          <draw:text-box>
            <text:p text:style-name="P2"><text:span text:style-name="T5">the score.</text:span></text:p>
          </draw:text-box>
        </draw:frame>
        <draw:frame draw:style-name="gr8" draw:text-style-name="P8" draw:layer="layout" svg:width="0.528cm" svg:height="0.53cm" svg:x="2cm" svg:y="24.494cm">
          <draw:text-box>
            <text:p text:style-name="P2"><text:span text:style-name="T5">•</text:span></text:p>
          </draw:text-box>
        </draw:frame>
        <draw:frame draw:style-name="gr8" draw:text-style-name="P8" draw:layer="layout" svg:width="15.941cm" svg:height="0.53cm" svg:x="2.434cm" svg:y="24.446cm">
          <draw:text-box>
            <text:p text:style-name="P2"><text:span text:style-name="T5">With the help of if-else conditions, the player gains 1 point if his/her </text:span></text:p>
          </draw:text-box>
        </draw:frame>
        <draw:frame draw:style-name="gr8" draw:text-style-name="P8" draw:layer="layout" svg:width="16.588cm" svg:height="0.53cm" svg:x="2.434cm" svg:y="25.081cm">
          <draw:text-box>
            <text:p text:style-name="P2"><text:span text:style-name="T5">answer is correct and doesn’t get any points if the answer is incorrect. </text:span></text:p>
          </draw:text-box>
        </draw:frame>
        <draw:frame draw:style-name="gr8" draw:text-style-name="P8" draw:layer="layout" svg:width="15.691cm" svg:height="0.53cm" svg:x="2.434cm" svg:y="25.716cm">
          <draw:text-box>
            <text:p text:style-name="P2"><text:span text:style-name="T5">The correct answer will be displayed incase the player’s answer is </text:span></text:p>
          </draw:text-box>
        </draw:frame>
        <draw:frame draw:style-name="gr8" draw:text-style-name="P8" draw:layer="layout" svg:width="1.598cm" svg:height="0.53cm" svg:x="2.434cm" svg:y="26.351cm">
          <draw:text-box>
            <text:p text:style-name="P2"><text:span text:style-name="T5">wrong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25cm" svg:height="29.739cm" svg:x="0cm" svg:y="-0.032cm" svg:viewBox="0 0 21026 29740" draw:points="0,29740 21026,29740 21026,0 0,0">
          <text:p/>
        </draw:polygon>
        <draw:frame draw:style-name="gr8" draw:text-style-name="P8" draw:layer="layout" svg:width="0.528cm" svg:height="0.53cm" svg:x="2cm" svg:y="2.163cm">
          <draw:text-box>
            <text:p text:style-name="P2"><text:span text:style-name="T5">•</text:span></text:p>
          </draw:text-box>
        </draw:frame>
        <draw:frame draw:style-name="gr8" draw:text-style-name="P8" draw:layer="layout" svg:width="16.351cm" svg:height="0.53cm" svg:x="2.434cm" svg:y="2.115cm">
          <draw:text-box>
            <text:p text:style-name="P2"><text:span text:style-name="T5">Once the player finishes answering all the questions, their final score </text:span></text:p>
          </draw:text-box>
        </draw:frame>
        <draw:frame draw:style-name="gr8" draw:text-style-name="P8" draw:layer="layout" svg:width="16.381cm" svg:height="0.53cm" svg:x="2.434cm" svg:y="2.75cm">
          <draw:text-box>
            <text:p text:style-name="P2"><text:span text:style-name="T5">will be displayed as (score/number of questions) alongside a suitable </text:span></text:p>
          </draw:text-box>
        </draw:frame>
        <draw:frame draw:style-name="gr8" draw:text-style-name="P8" draw:layer="layout" svg:width="14.607cm" svg:height="0.53cm" svg:x="2.434cm" svg:y="3.385cm">
          <draw:text-box>
            <text:p text:style-name="P2"><text:span text:style-name="T5">description, and he/she will be given a bonus question choice.</text:span></text:p>
          </draw:text-box>
        </draw:frame>
        <draw:frame draw:style-name="gr8" draw:text-style-name="P8" draw:layer="layout" svg:width="0.528cm" svg:height="0.53cm" svg:x="2cm" svg:y="4.068cm">
          <draw:text-box>
            <text:p text:style-name="P2"><text:span text:style-name="T5">•</text:span></text:p>
          </draw:text-box>
        </draw:frame>
        <draw:frame draw:style-name="gr8" draw:text-style-name="P8" draw:layer="layout" svg:width="15.555cm" svg:height="0.53cm" svg:x="2.434cm" svg:y="4.02cm">
          <draw:text-box>
            <text:p text:style-name="P2"><text:span text:style-name="T5">The bonus question’s score is added to the inital score and finally </text:span></text:p>
          </draw:text-box>
        </draw:frame>
        <draw:frame draw:style-name="gr8" draw:text-style-name="P8" draw:layer="layout" svg:width="15.966cm" svg:height="0.53cm" svg:x="2.434cm" svg:y="4.655cm">
          <draw:text-box>
            <text:p text:style-name="P2"><text:span text:style-name="T5">displayed. The user has the option to quit the game or play another </text:span></text:p>
          </draw:text-box>
        </draw:frame>
        <draw:frame draw:style-name="gr8" draw:text-style-name="P8" draw:layer="layout" svg:width="1.513cm" svg:height="0.53cm" svg:x="2.434cm" svg:y="5.29cm">
          <draw:text-box>
            <text:p text:style-name="P2"><text:span text:style-name="T5">round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object-count="45"/>
    <meta:generator>LibreOffice/6.4.6.2$Linux_X86_64 LibreOffice_project/40$Build-2</meta:generator>
  </office:meta>
</office:document-meta>
</file>